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0e813" officeooo:paragraph-rsid="0000e813"/>
    </style:style>
    <style:style style:name="P2" style:family="paragraph" style:parent-style-name="Standard">
      <style:text-properties officeooo:rsid="0000e813" officeooo:paragraph-rsid="0000e813"/>
    </style:style>
    <style:style style:name="P3" style:family="paragraph" style:parent-style-name="Standard">
      <style:text-properties officeooo:rsid="00021c4b" officeooo:paragraph-rsid="00021c4b"/>
    </style:style>
    <style:style style:name="T1" style:family="text">
      <style:text-properties officeooo:rsid="0000e813"/>
    </style:style>
    <style:style style:name="T2" style:family="text">
      <style:text-properties officeooo:rsid="0002d3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IMAGIUS Go-Server Spec</text:span></text:p>
      <text:p text:style-name="Standard"/>
      <text:list xml:id="list4156471044" text:style-name="L1">
        <text:list-item>
          <text:p text:style-name="P1">Iterations previously done by UI event in Qt have to be converted to be done using API calls vi a http.</text:p>
        </text:list-item>
      </text:list>
      <text:p text:style-name="P2"/>
      <text:p text:style-name="P2"/>
      <text:p text:style-name="P3"><text:tab/><text:tab/><text:tab/><text:tab/><text:tab/>HTTP API (REST ?)</text:p>
      <text:p text:style-name="P3"/>
      <text:p text:style-name="P3"/>
      <text:p text:style-name="P3"/>
      <text:p text:style-name="P3"><text:tab/><text:tab/><text:tab/><text:tab/><text:tab/><text:span text:style-name="T2">IMAGE SCANNER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4-07T20:28:29.933000000</dc:date>
    <meta:editing-duration>PT1H6M46S</meta:editing-duration>
    <meta:editing-cycles>3</meta:editing-cycles>
    <meta:document-statistic meta:table-count="0" meta:image-count="0" meta:object-count="0" meta:page-count="1" meta:paragraph-count="4" meta:word-count="31" meta:character-count="170" meta:non-whitespace-character-count="130"/>
  </office:meta>
</office:document-meta>
</file>